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Text_20_body">
      <style:text-properties officeooo:rsid="002b0134" officeooo:paragraph-rsid="002bc357"/>
    </style:style>
    <style:style style:name="P2" style:family="paragraph" style:parent-style-name="Text_20_body">
      <style:text-properties fo:font-size="15pt" officeooo:rsid="002d3116" officeooo:paragraph-rsid="002d3116" style:font-size-asian="15pt" style:font-size-complex="15pt"/>
    </style:style>
    <style:style style:name="P3" style:family="paragraph" style:parent-style-name="Text_20_body">
      <style:text-properties fo:font-size="15pt" officeooo:rsid="002fd841" officeooo:paragraph-rsid="002fd841" style:font-size-asian="15pt" style:font-size-complex="15pt"/>
    </style:style>
    <style:style style:name="P4" style:family="paragraph" style:parent-style-name="Text_20_body">
      <style:text-properties fo:font-size="15pt" officeooo:rsid="003052d9" officeooo:paragraph-rsid="003052d9" style:font-size-asian="15pt" style:font-size-complex="15pt"/>
    </style:style>
    <style:style style:name="P5" style:family="paragraph" style:parent-style-name="Text_20_body">
      <style:text-properties fo:font-size="18pt" officeooo:rsid="002fd841" officeooo:paragraph-rsid="002fd841" style:font-size-asian="18pt" style:font-size-complex="18pt"/>
    </style:style>
    <style:style style:name="P6" style:family="paragraph" style:parent-style-name="Standard">
      <style:text-properties officeooo:rsid="002b0134" officeooo:paragraph-rsid="002bc357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5pt" style:font-size-asian="15pt"/>
    </style:style>
    <style:style style:name="P9" style:family="paragraph" style:parent-style-name="Text_20_body">
      <style:text-properties fo:font-size="10pt" officeooo:rsid="002b0134" officeooo:paragraph-rsid="002b0134" style:font-size-asian="10pt" style:font-size-complex="10pt"/>
    </style:style>
    <style:style style:name="P10" style:family="paragraph" style:parent-style-name="Text_20_body">
      <style:text-properties fo:font-size="18pt" officeooo:rsid="002bc357" officeooo:paragraph-rsid="002d3116" style:font-size-asian="18pt" style:font-size-complex="18pt"/>
    </style:style>
    <style:style style:name="P11" style:family="paragraph" style:parent-style-name="Text_20_body">
      <style:text-properties fo:font-size="15pt" officeooo:rsid="002fd841" officeooo:paragraph-rsid="0032009c" style:font-size-asian="15pt" style:font-size-complex="15pt"/>
    </style:style>
    <style:style style:name="P12" style:family="paragraph" style:parent-style-name="Text_20_body">
      <style:text-properties officeooo:paragraph-rsid="0032009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5pt" fo:font-style="italic" style:text-underline-style="solid" style:text-underline-width="auto" style:text-underline-color="font-color" style:font-size-asian="15pt" style:font-style-asian="italic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5pt" style:font-size-asian="15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e3436" style:font-name="Monospace" fo:font-size="15pt" style:font-size-asian="15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ffff00"/>
    </style:style>
    <style:style style:name="P18" style:family="paragraph" style:parent-style-name="Heading_20_1">
      <style:text-properties fo:font-size="10pt" officeooo:rsid="002b0134" officeooo:paragraph-rsid="002b0134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bc357" style:font-size-asian="10pt" style:font-size-complex="10pt"/>
    </style:style>
    <style:style style:name="T3" style:family="text">
      <style:text-properties fo:color="#008080" style:font-name="Monospace" fo:font-size="15pt" style:text-underline-style="solid" style:text-underline-width="auto" style:text-underline-color="font-color" style:font-size-asian="15pt"/>
    </style:style>
    <style:style style:name="T4" style:family="text">
      <style:text-properties fo:color="#008080" style:font-name="Monospace" fo:font-size="15pt" style:text-underline-style="solid" style:text-underline-width="auto" style:text-underline-color="font-color" officeooo:rsid="002bc357" style:font-size-asian="15pt" style:font-size-complex="10pt"/>
    </style:style>
    <style:style style:name="T5" style:family="text">
      <style:text-properties fo:color="#008080" style:font-name="Monospace" fo:font-size="15pt" style:font-size-asian="15pt"/>
    </style:style>
    <style:style style:name="T6" style:family="text">
      <style:text-properties fo:color="#008080" style:font-name="Monospace" fo:font-size="15pt" fo:font-style="normal" fo:background-color="#ffff00" style:font-size-asian="15pt" style:font-style-asian="normal" style:font-style-complex="normal"/>
    </style:style>
    <style:style style:name="T7" style:family="text">
      <style:text-properties fo:color="#008080" style:font-name="Monospace" fo:font-size="15pt" fo:font-style="normal" officeooo:rsid="002bc357" fo:background-color="#ffff00" style:font-size-asian="15pt" style:font-style-asian="normal" style:font-style-complex="normal"/>
    </style:style>
    <style:style style:name="T8" style:family="text">
      <style:text-properties fo:color="#3f7f7f" style:font-name="Monospace" fo:font-size="15pt" style:text-underline-style="solid" style:text-underline-width="auto" style:text-underline-color="font-color" style:font-size-asian="15pt"/>
    </style:style>
    <style:style style:name="T9" style:family="text">
      <style:text-properties fo:color="#3f7f7f" style:font-name="Monospace" fo:font-size="15pt" style:font-size-asian="15pt"/>
    </style:style>
    <style:style style:name="T10" style:family="text">
      <style:text-properties fo:color="#2e3436" style:font-name="Monospace" fo:font-size="15pt" style:text-underline-style="solid" style:text-underline-width="auto" style:text-underline-color="font-color" style:font-size-asian="15pt"/>
    </style:style>
    <style:style style:name="T11" style:family="text">
      <style:text-properties fo:color="#2e3436" style:font-name="Monospace" fo:font-size="15pt" style:font-size-asian="15pt"/>
    </style:style>
    <style:style style:name="T12" style:family="text">
      <style:text-properties fo:color="#2e3436" style:font-name="Monospace" fo:font-size="15pt" fo:font-style="normal" fo:background-color="#ffff00" style:font-size-asian="15pt" style:font-style-asian="normal" style:font-style-complex="normal"/>
    </style:style>
    <style:style style:name="T13" style:family="text">
      <style:text-properties fo:color="#7f007f" style:font-name="Monospace" fo:font-size="15pt" style:text-underline-style="solid" style:text-underline-width="auto" style:text-underline-color="font-color" style:font-size-asian="15pt"/>
    </style:style>
    <style:style style:name="T14" style:family="text">
      <style:text-properties fo:color="#7f007f" style:font-name="Monospace" fo:font-size="15pt" style:font-size-asian="15pt"/>
    </style:style>
    <style:style style:name="T15" style:family="text">
      <style:text-properties fo:color="#7f007f" style:font-name="Monospace" fo:font-size="15pt" fo:font-style="normal" fo:background-color="#ffff00" style:font-size-asian="15pt" style:font-style-asian="normal" style:font-style-complex="normal"/>
    </style:style>
    <style:style style:name="T16" style:family="text">
      <style:text-properties fo:color="#2a00ff" style:font-name="Monospace" fo:font-size="15pt" fo:font-style="italic" style:text-underline-style="solid" style:text-underline-width="auto" style:text-underline-color="font-color" style:font-size-asian="15pt" style:font-style-asian="italic"/>
    </style:style>
    <style:style style:name="T17" style:family="text">
      <style:text-properties fo:color="#2a00ff" style:font-name="Monospace" fo:font-size="15pt" fo:font-style="italic" style:font-size-asian="15pt" style:font-style-asian="italic"/>
    </style:style>
    <style:style style:name="T18" style:family="text">
      <style:text-properties fo:color="#2a00ff" style:font-name="Monospace" fo:font-size="15pt" fo:font-style="normal" fo:background-color="#ffff00" style:font-size-asian="15pt" style:font-style-asian="normal" style:font-style-complex="normal"/>
    </style:style>
    <style:style style:name="T19" style:family="text">
      <style:text-properties fo:color="#2a00ff" style:font-name="Monospace" fo:font-size="15pt" style:font-size-asian="15pt"/>
    </style:style>
    <style:style style:name="T20" style:family="text">
      <style:text-properties fo:color="#2a00ff" style:font-name="Monospace" fo:font-size="15pt" fo:background-color="#ffff00" style:font-size-asian="15pt"/>
    </style:style>
    <style:style style:name="T21" style:family="text">
      <style:text-properties fo:color="#3f5fbf" style:font-name="Monospace" fo:font-size="15pt" style:font-size-asian="15pt"/>
    </style:style>
    <style:style style:name="T22" style:family="text">
      <style:text-properties fo:color="#3f5fbf" style:font-name="Monospace" fo:font-size="15pt" style:text-underline-style="solid" style:text-underline-width="auto" style:text-underline-color="font-color" style:font-size-asian="15pt"/>
    </style:style>
    <style:style style:name="T23" style:family="text">
      <style:text-properties style:font-name="Monospace" fo:font-size="15pt" style:font-size-asian="15pt"/>
    </style:style>
    <style:style style:name="T24" style:family="text">
      <style:text-properties fo:background-color="#ffff00"/>
    </style:style>
    <style:style style:name="T25" style:family="text">
      <style:text-properties officeooo:rsid="0030547c"/>
    </style:style>
    <style:style style:name="T26" style:family="text">
      <style:text-properties fo:color="#000000" style:font-name="Monospace" fo:font-size="15pt" style:font-size-asian="15pt"/>
    </style:style>
    <style:style style:name="T27" style:family="text">
      <style:text-properties fo:color="#000000" style:font-name="Monospace" fo:font-size="15pt" fo:background-color="#ffff00" style:font-size-asian="15pt"/>
    </style:style>
    <style:style style:name="T28" style:family="text">
      <style:text-properties fo:color="#000000" style:font-name="Monospace" fo:font-size="15pt" fo:font-style="italic" style:font-size-asian="15pt" style:font-style-asian="italic"/>
    </style:style>
    <style:style style:name="T29" style:family="text">
      <style:text-properties fo:color="#000000" style:font-name="Monospace" fo:font-size="15pt" fo:font-style="italic" fo:background-color="#ffff00" style:font-size-asian="15pt" style:font-style-asian="italic"/>
    </style:style>
    <style:style style:name="T30" style:family="text">
      <style:text-properties fo:color="#6a3e3e" style:font-name="Monospace" fo:font-size="15pt" style:font-size-asian="15pt"/>
    </style:style>
    <style:style style:name="T31" style:family="text">
      <style:text-properties fo:color="#6a3e3e" style:font-name="Monospace" fo:font-size="15pt" fo:background-color="#ffff00" style:font-size-asian="15pt"/>
    </style:style>
    <style:style style:name="T32" style:family="text">
      <style:text-properties fo:color="#7f0055" style:font-name="Monospace" fo:font-size="15pt" fo:font-weight="bold" style:font-size-asian="15pt" style:font-weight-asian="bold"/>
    </style:style>
    <style:style style:name="T33" style:family="text">
      <style:text-properties fo:color="#7f0055" style:font-name="Monospace" fo:font-size="15pt" fo:font-weight="bold" fo:background-color="#ffff00" style:font-size-asian="15pt" style:font-weight-asian="bold"/>
    </style:style>
    <style:style style:name="T34" style:family="text">
      <style:text-properties fo:font-size="15pt" officeooo:rsid="002fd841" fo:background-color="#ffff00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jpa测试：</text:h>
      <text:p text:style-name="P9">配置文件：persistence.xml,MyInitializer.java,</text:p>
      <text:p text:style-name="P1"><text:span text:style-name="T1">persistence.xml内容</text:span><text:span text:style-name="T2">：</text:span></text:p>
      <text:p text:style-name="P6"><text:span text:style-name="T4">&lt;</text:span><text:span text:style-name="T8">persistence</text:span><text:span text:style-name="T10"> </text:span><text:span text:style-name="T13">xmlns</text:span><text:span text:style-name="T10">=</text:span><text:span text:style-name="T16">"http://java.sun.com/xml/ns/persistence"</text:span></text:p>
      <text:p text:style-name="P7"><text:span text:style-name="T10"><text:s text:c="2"/></text:span><text:span text:style-name="T13">xmlns:xsi</text:span><text:span text:style-name="T10">=</text:span><text:span text:style-name="T16">"http://www.w3.org/2001/XMLSchema-instance"</text:span></text:p>
      <text:p text:style-name="P7"><text:span text:style-name="T10"><text:s text:c="2"/></text:span><text:span text:style-name="T13">xsi:schemaLocation</text:span><text:span text:style-name="T10">=</text:span><text:span text:style-name="T16">"http://java.sun.com/xml/ns/persistence</text:span></text:p>
      <text:p text:style-name="P13"><text:s text:c="3"/>http://java.sun.com/xml/ns/persistence/persistence_1_0.xsd"</text:p>
      <text:p text:style-name="P7"><text:span text:style-name="T10"><text:s text:c="2"/></text:span><text:span text:style-name="T13">version</text:span><text:span text:style-name="T10">=</text:span><text:span text:style-name="T16">"1.0"</text:span><text:span text:style-name="T3">&gt;</text:span></text:p>
      <text:p text:style-name="P8"/>
      <text:p text:style-name="P7"><text:span text:style-name="T11"><text:s text:c="2"/></text:span><text:span text:style-name="T21">&lt;!-- PRODUCTION ========================================================================= --&gt;</text:span></text:p>
      <text:p text:style-name="P8"/>
      <text:p text:style-name="P7"><text:span text:style-name="T11"><text:s text:c="2"/></text:span><text:span text:style-name="T5">&lt;</text:span><text:span text:style-name="T9">persistence-unit</text:span><text:span text:style-name="T23"> </text:span><text:span text:style-name="T14">name</text:span><text:span text:style-name="T11">=</text:span><text:span text:style-name="T17">"production"</text:span><text:span text:style-name="T23"> </text:span><text:span text:style-name="T15">transaction-type</text:span><text:span text:style-name="T12">=</text:span><text:span text:style-name="T18">"RESOURCE_LOCAL"</text:span><text:span text:style-name="T6">&gt;</text:span><text:span text:style-name="T7">name是持久化单元名称 <text:s/></text:span><text:span text:style-name="T6">启动</text:span><text:span text:style-name="T7">事务</text:span></text:p>
      <text:p text:style-name="P7"><text:span text:style-name="T11"><text:s text:c="4"/></text:span><text:span text:style-name="T5">&lt;</text:span><text:span text:style-name="T9">provider</text:span><text:span text:style-name="T5">&gt;</text:span><text:span text:style-name="T11">org.hibernate.jpa.HibernatePersistenceProvider</text:span><text:span text:style-name="T5">&lt;/</text:span><text:span text:style-name="T9">provider</text:span><text:span text:style-name="T5">&gt;</text:span></text:p>
      <text:p text:style-name="P7"><text:span text:style-name="T11"><text:s text:c="4"/></text:span><text:span text:style-name="T21">&lt;!-- JPA entities must be registered here</text:span></text:p>
      <text:p text:style-name="P7"><text:span text:style-name="T21"><text:s text:c="4"/></text:span><text:span text:style-name="T22">src</text:span><text:span text:style-name="T21">/main/java/</text:span><text:span text:style-name="T22">cc</text:span><text:span text:style-name="T21">/</text:span><text:span text:style-name="T22">kune</text:span><text:span text:style-name="T21">/domain$ </text:span><text:span text:style-name="T22">ls</text:span><text:span text:style-name="T21"> -1 *.java | </text:span><text:span text:style-name="T22">sed</text:span><text:span text:style-name="T21"> 's/.java/&lt;\/class&gt;/g' </text:span></text:p>
      <text:p text:style-name="P7"><text:span text:style-name="T21"><text:s text:c="6"/>| </text:span><text:span text:style-name="T22">sed</text:span><text:span text:style-name="T21"> 's/^/&lt;class&gt;org.waveprotocol.box.domain./g' --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AccessLists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BasicMimeTyp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ainer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0">org.waveprotocol.box.domain.Container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en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ent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ustomProperties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ExtMediaDescrip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Group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GroupLis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Countr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Languag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nvit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License</text:span><text:span text:style-name="T5">&lt;/</text:span><text:span text:style-name="T9">class</text:span><text:span text:style-name="T5">&gt;</text:span></text:p>
      <text:p text:style-name="P7"><text:soft-page-break/><text:span text:style-name="T11"><text:s text:c="4"/></text:span><text:span text:style-name="T5">&lt;</text:span><text:span text:style-name="T9">class</text:span><text:span text:style-name="T5">&gt;</text:span><text:span text:style-name="T11">org.waveprotocol.box.domain.Rat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Revis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SocialNetwork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ag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agUserConten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oolConfigur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User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UserSignInLog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WaveEntit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ParticipantEntit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properties</text:span><text:span text:style-name="T5">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archive.autodetection"</text:span><text:span text:style-name="T23"> </text:span><text:span text:style-name="T14">value</text:span><text:span text:style-name="T11">=</text:span><text:span text:style-name="T17">""</text:span><text:span text:style-name="T5">/&gt;</text:span></text:p>
      <text:p text:style-name="P7"><text:span text:style-name="T11"><text:s text:c="6"/></text:span><text:span text:style-name="T21">&lt;!-- In order to debug </text:span><text:span text:style-name="T22">sql</text:span><text:span text:style-name="T21"> enable thi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how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format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use_sql_comments"</text:span><text:span text:style-name="T23"> 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dialect"</text:span><text:span text:style-name="T23"> </text:span><text:span text:style-name="T14">value</text:span><text:span text:style-name="T11">=</text:span><text:span text:style-name="T17">"org.waveprotocol.box.extension.server.persist.PostgreSQLDialectCustom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driver_class"</text:span><text:span text:style-name="T23"> </text:span><text:span text:style-name="T14">value</text:span><text:span text:style-name="T11">=</text:span><text:span text:style-name="T17">"org.postgresql.Driver"</text:span><text:span text:style-name="T5">/&gt;</text:span></text:p>
      <text:p text:style-name="P8"/>
      <text:p text:style-name="P7"><text:span text:style-name="T11"><text:s text:c="3"/></text:span><text:span text:style-name="T21">&lt;!-- <text:s/>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rl"</text:span></text:p>
      <text:p text:style-name="P7"><text:span text:style-name="T23"><text:s text:c="8"/></text:span><text:span text:style-name="T14">value</text:span><text:span text:style-name="T11">=</text:span><text:span text:style-name="T17">"jdbc:postgresql://</text:span><text:span text:style-name="T16">localhost</text:span><text:span text:style-name="T17">:5432/kune_prod?createDatabaseIfNotExist=true&amp;amp;useUnicode=true&amp;amp;characterEncoding=UTF-8"</text:span><text:span text:style-name="T5">/&gt;</text:span></text:p>
      <text:p text:style-name="P7"><text:span text:style-name="T11"><text:s text:c="5"/></text:span><text:span text:style-name="T21">&lt;!-- <text:s/>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sername"</text:span><text:span text:style-name="T23"> </text:span><text:span text:style-name="T14">value</text:span><text:span text:style-name="T11">=</text:span><text:span text:style-name="T17">"</text:span><text:span text:style-name="T16">kune</text:span><text:span text:style-name="T17">"</text:span><text:span text:style-name="T5">/&gt;</text:span></text:p>
      <text:p text:style-name="P7"><text:span text:style-name="T11"><text:s text:c="6"/></text:span><text:span text:style-name="T21">&lt;!-- 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assword"</text:span><text:span text:style-name="T23"> </text:span><text:span text:style-name="T14">value</text:span><text:span text:style-name="T11">=</text:span><text:span text:style-name="T17">"db4kune"</text:span><text:span text:style-name="T5">/&gt;</text:span></text:p>
      <text:p text:style-name="P8"/>
      <text:p text:style-name="P7"><text:span text:style-name="T11"><text:s text:c="5"/></text:span><text:span text:style-name="T21">&lt;!-- <text:s/>http://stackoverflow.com/questions/221379/hibernate-hbm2ddl-auto-update-in-production </text:span></text:p>
      <text:p text:style-name="P7"><text:soft-page-break/><text:span text:style-name="T21"><text:s text:c="8"/>(NO!, use </text:span><text:span text:style-name="T22">liquibase</text:span><text:span text:style-name="T21">, for instance)</text:span></text:p>
      <text:p text:style-name="P14"><text:s text:c="6"/>http://stackoverflow.com/questions/438146/hibernate-question-hbm2ddl-auto-possible-values-and-what-they-do --&gt;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hbm2ddl.auto"</text:span><text:span text:style-name="T23"> </text:span><text:span text:style-name="T14">value</text:span><text:span text:style-name="T11">=</text:span><text:span text:style-name="T17">"validate"</text:span><text:span text:style-name="T5">/&gt;</text:span></text:p>
      <text:p text:style-name="P7"><text:span text:style-name="T11"><text:s text:c="6"/></text:span><text:span text:style-name="T21">&lt;!-- https://www.hibernate.org/214.html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rovider_class"</text:span></text:p>
      <text:p text:style-name="P7"><text:span text:style-name="T23"><text:s text:c="8"/></text:span><text:span text:style-name="T14">value</text:span><text:span text:style-name="T11">=</text:span><text:span text:style-name="T17">"org.hibernate.c3p0.internal.C3P0ConnectionProvider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acquire_increment"</text:span><text:span text:style-name="T23"> </text:span><text:span text:style-name="T14">value</text:span><text:span text:style-name="T11">=</text:span><text:span text:style-name="T17">"1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in_size"</text:span><text:span text:style-name="T23"> </text:span><text:span text:style-name="T14">value</text:span><text:span text:style-name="T11">=</text:span><text:span text:style-name="T17">"5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ax_size"</text:span><text:span text:style-name="T23"> </text:span><text:span text:style-name="T14">value</text:span><text:span text:style-name="T11">=</text:span><text:span text:style-name="T17">"5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timeout"</text:span><text:span text:style-name="T23"> </text:span><text:span text:style-name="T14">value</text:span><text:span text:style-name="T11">=</text:span><text:span text:style-name="T17">"1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ax_statements"</text:span><text:span text:style-name="T23"> </text:span><text:span text:style-name="T14">value</text:span><text:span text:style-name="T11">=</text:span><text:span text:style-name="T17">"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idle_test_period"</text:span><text:span text:style-name="T23"> </text:span><text:span text:style-name="T14">value</text:span><text:span text:style-name="T11">=</text:span><text:span text:style-name="T17">"30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autoCommitOnClose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c3p0.preferredTestQuery"</text:span><text:span text:style-name="T23"> </text:span><text:span text:style-name="T14">value</text:span><text:span text:style-name="T11">=</text:span><text:span text:style-name="T17">"SELECT 1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testConnectionOnCheckout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checkoutTimeout"</text:span></text:p>
      <text:p text:style-name="P7"><text:span text:style-name="T23"><text:s text:c="8"/></text:span><text:span text:style-name="T14">value</text:span><text:span text:style-name="T11">=</text:span><text:span text:style-name="T17">"200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unreturnedConnectionTimeout"</text:span></text:p>
      <text:p text:style-name="P7"><text:span text:style-name="T23"><text:s text:c="8"/></text:span><text:span text:style-name="T14">value</text:span><text:span text:style-name="T11">=</text:span><text:span text:style-name="T17">"6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debugUnreturnedConnectionStackTraces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directory_provider"</text:span></text:p>
      <text:p text:style-name="P7"><text:span text:style-name="T23"><text:s text:c="8"/></text:span><text:span text:style-name="T14">value</text:span><text:span text:style-name="T11">=</text:span><text:span text:style-name="T17">"</text:span><text:span text:style-name="T16">filesystem</text:span><text:span text:style-name="T17">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indexBase"</text:span></text:p>
      <text:p text:style-name="P7"><text:span text:style-name="T23"><text:s text:c="8"/></text:span><text:span text:style-name="T14">value</text:span><text:span text:style-name="T11">=</text:span><text:span text:style-name="T17">"/</text:span><text:span text:style-name="T16">var</text:span><text:span text:style-name="T17">/</text:span><text:span text:style-name="T16">lib</text:span><text:span text:style-name="T17">/</text:span><text:span text:style-name="T16">kune</text:span><text:span text:style-name="T17">/</text:span><text:span text:style-name="T16">lucene</text:span><text:span text:style-name="T17">/kune_dev/indexes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exclusive_index_use"</text:span></text:p>
      <text:p text:style-name="P7"><text:span text:style-name="T23"><text:s text:c="8"/>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ache.use_second_level_cache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ache.region.factory_class"</text:span></text:p>
      <text:p text:style-name="P7"><text:span text:style-name="T23"><text:s text:c="8"/></text:span><text:span text:style-name="T14">value</text:span><text:span text:style-name="T11">=</text:span><text:span text:style-name="T17">"org.hibernate.cache.ehcache.EhCacheRegionFactory"</text:span><text:span text:style-name="T5">/&gt;</text:span></text:p>
      <text:p text:style-name="P7"><text:soft-page-break/><text:span text:style-name="T11"><text:s text:c="4"/></text:span><text:span text:style-name="T5">&lt;/</text:span><text:span text:style-name="T9">properties</text:span><text:span text:style-name="T5">&gt;</text:span></text:p>
      <text:p text:style-name="P7"><text:span text:style-name="T11"><text:s text:c="2"/></text:span><text:span text:style-name="T5">&lt;/</text:span><text:span text:style-name="T9">persistence-unit</text:span><text:span text:style-name="T5">&gt;</text:span></text:p>
      <text:p text:style-name="P8"/>
      <text:p text:style-name="P7"><text:span text:style-name="T11"><text:s/></text:span><text:span text:style-name="T21">&lt;!-- <text:s/>OPENFIRE =========================================================================== --&gt;</text:span></text:p>
      <text:p text:style-name="P8"/>
      <text:p text:style-name="P7"><text:span text:style-name="T11"><text:s text:c="2"/></text:span><text:span text:style-name="T5">&lt;</text:span><text:span text:style-name="T9">persistence-unit</text:span><text:span text:style-name="T23"> </text:span><text:span text:style-name="T14">name</text:span><text:span text:style-name="T11">=</text:span><text:span text:style-name="T17">"</text:span><text:span text:style-name="T16">openfire</text:span><text:span text:style-name="T17">"</text:span><text:span text:style-name="T23"> </text:span><text:span text:style-name="T14">transaction-type</text:span><text:span text:style-name="T11">=</text:span><text:span text:style-name="T17">"RESOURCE_LOCAL"</text:span><text:span text:style-name="T5">&gt;</text:span></text:p>
      <text:p text:style-name="P7"><text:span text:style-name="T11"><text:s text:c="4"/></text:span><text:span text:style-name="T5">&lt;</text:span><text:span text:style-name="T9">exclude-unlisted-classes</text:span><text:span text:style-name="T5">&gt;</text:span><text:span text:style-name="T11">true</text:span><text:span text:style-name="T5">&lt;/</text:span><text:span text:style-name="T9">exclude-unlisted-classes</text:span><text:span text:style-name="T5">&gt;</text:span></text:p>
      <text:p text:style-name="P7"><text:span text:style-name="T11"><text:s text:c="5"/></text:span><text:span text:style-name="T21">&lt;!--&lt;provider&gt;org.hibernate.jpa.HibernatePersistenceProvider&lt;/provider&gt;</text:span></text:p>
      <text:p text:style-name="P14"><text:s text:c="6"/>JPA entities must be registered here <text:s/></text:p>
      <text:p text:style-name="P14"><text:s text:c="4"/>&lt;class&gt;org.waveprotocol.box.extension.server.xmpp.RosterItem&lt;/class&gt;--&gt;</text:p>
      <text:p text:style-name="P7"><text:span text:style-name="T11"><text:s text:c="4"/></text:span><text:span text:style-name="T5">&lt;</text:span><text:span text:style-name="T9">properties</text:span><text:span text:style-name="T5">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archive.autodetection"</text:span><text:span text:style-name="T23"> </text:span><text:span text:style-name="T14">value</text:span><text:span text:style-name="T11">=</text:span><text:span text:style-name="T17">""</text:span><text:span text:style-name="T5">/&gt;</text:span></text:p>
      <text:p text:style-name="P7"><text:span text:style-name="T11"><text:s text:c="5"/></text:span><text:span text:style-name="T21">&lt;!-- <text:s/>In order to debug </text:span><text:span text:style-name="T22">sql</text:span><text:span text:style-name="T21"> enable thi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how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format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use_sql_comments"</text:span><text:span text:style-name="T23"> 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dialect"</text:span><text:span text:style-name="T23"> </text:span><text:span text:style-name="T14">value</text:span><text:span text:style-name="T11">=</text:span><text:span text:style-name="T17">"org.waveprotocol.box.extension.server.persist.PostgreSQLDialectCustom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driver_class"</text:span><text:span text:style-name="T23"> </text:span><text:span text:style-name="T14">value</text:span><text:span text:style-name="T11">=</text:span><text:span text:style-name="T17">"org.postgresql.Driver"</text:span><text:span text:style-name="T5">/&gt;</text:span></text:p>
      <text:p text:style-name="P8"/>
      <text:p text:style-name="P7"><text:span text:style-name="T11"><text:s text:c="5"/></text:span><text:span text:style-name="T21">&lt;!-- <text:s/>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rl"</text:span></text:p>
      <text:p text:style-name="P7"><text:span text:style-name="T23"><text:s text:c="8"/></text:span><text:span text:style-name="T14">value</text:span><text:span text:style-name="T11">=</text:span><text:span text:style-name="T17">"jdbc:postgresql://</text:span><text:span text:style-name="T16">localhost</text:span><text:span text:style-name="T17">:5432/kune_openfire?createDatabaseIfNotExist=false&amp;amp;useUnicode=true&amp;amp;characterEncoding=UTF-8"</text:span><text:span text:style-name="T5">/&gt;</text:span></text:p>
      <text:p text:style-name="P7"><text:span text:style-name="T11"><text:s text:c="6"/></text:span><text:span text:style-name="T21">&lt;!-- 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sername"</text:span><text:span text:style-name="T23"> </text:span><text:span text:style-name="T14">value</text:span><text:span text:style-name="T11">=</text:span><text:span text:style-name="T17">"</text:span><text:span text:style-name="T16">kune</text:span><text:span text:style-name="T17">"</text:span><text:span text:style-name="T5">/&gt;</text:span></text:p>
      <text:p text:style-name="P7"><text:soft-page-break/><text:span text:style-name="T11"><text:s text:c="6"/></text:span><text:span text:style-name="T21">&lt;!-- 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assword"</text:span><text:span text:style-name="T23"> </text:span><text:span text:style-name="T14">value</text:span><text:span text:style-name="T11">=</text:span><text:span text:style-name="T17">"db4kun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hbm2ddl.auto"</text:span><text:span text:style-name="T23"> </text:span><text:span text:style-name="T14">value</text:span><text:span text:style-name="T11">=</text:span><text:span text:style-name="T17">"validate"</text:span><text:span text:style-name="T5">/&gt;</text:span></text:p>
      <text:p text:style-name="P7"><text:span text:style-name="T11"><text:s text:c="6"/></text:span><text:span text:style-name="T21">&lt;!-- https://www.hibernate.org/214.html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rovider_class"</text:span></text:p>
      <text:p text:style-name="P7"><text:span text:style-name="T23"><text:s text:c="8"/></text:span><text:span text:style-name="T14">value</text:span><text:span text:style-name="T11">=</text:span><text:span text:style-name="T17">"org.hibernate.c3p0.internal.C3P0ConnectionProvider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acquire_increment"</text:span><text:span text:style-name="T23"> </text:span><text:span text:style-name="T14">value</text:span><text:span text:style-name="T11">=</text:span><text:span text:style-name="T17">"1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in_size"</text:span><text:span text:style-name="T23"> </text:span><text:span text:style-name="T14">value</text:span><text:span text:style-name="T11">=</text:span><text:span text:style-name="T17">"5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ax_size"</text:span><text:span text:style-name="T23"> </text:span><text:span text:style-name="T14">value</text:span><text:span text:style-name="T11">=</text:span><text:span text:style-name="T17">"5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timeout"</text:span><text:span text:style-name="T23"> </text:span><text:span text:style-name="T14">value</text:span><text:span text:style-name="T11">=</text:span><text:span text:style-name="T17">"1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ax_statements"</text:span><text:span text:style-name="T23"> </text:span><text:span text:style-name="T14">value</text:span><text:span text:style-name="T11">=</text:span><text:span text:style-name="T17">"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idle_test_period"</text:span><text:span text:style-name="T23"> </text:span><text:span text:style-name="T14">value</text:span><text:span text:style-name="T11">=</text:span><text:span text:style-name="T17">"30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autoCommitOnClose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c3p0.preferredTestQuery"</text:span><text:span text:style-name="T23"> </text:span><text:span text:style-name="T14">value</text:span><text:span text:style-name="T11">=</text:span><text:span text:style-name="T17">"SELECT 1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testConnectionOnCheckout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debugUnreturnedConnectionStackTraces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unreturnedConnectionTimeout"</text:span></text:p>
      <text:p text:style-name="P7"><text:span text:style-name="T23"><text:s text:c="8"/></text:span><text:span text:style-name="T14">value</text:span><text:span text:style-name="T11">=</text:span><text:span text:style-name="T17">"6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ache.use_second_level_cache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ache.region.factory_class"</text:span></text:p>
      <text:p text:style-name="P7"><text:span text:style-name="T23"><text:s text:c="8"/></text:span><text:span text:style-name="T14">value</text:span><text:span text:style-name="T11">=</text:span><text:span text:style-name="T17">"org.hibernate.cache.ehcache.EhCacheRegionFactory"</text:span><text:span text:style-name="T5">/&gt;</text:span></text:p>
      <text:p text:style-name="P7"><text:span text:style-name="T11"><text:s text:c="4"/></text:span><text:span text:style-name="T5">&lt;/</text:span><text:span text:style-name="T9">properties</text:span><text:span text:style-name="T5">&gt;</text:span></text:p>
      <text:p text:style-name="P7"><text:span text:style-name="T11"><text:s text:c="2"/></text:span><text:span text:style-name="T5">&lt;/</text:span><text:span text:style-name="T9">persistence-unit</text:span><text:span text:style-name="T5">&gt;</text:span></text:p>
      <text:p text:style-name="P8"/>
      <text:p text:style-name="P7"><text:span text:style-name="T11"><text:s text:c="2"/></text:span><text:span text:style-name="T21">&lt;!-- DEVELOPMENT ======================================================================== --&gt;</text:span></text:p>
      <text:p text:style-name="P8"/>
      <text:p text:style-name="P7"><text:span text:style-name="T11"><text:s text:c="3"/></text:span><text:span text:style-name="T5">&lt;</text:span><text:span text:style-name="T9">persistence-unit</text:span><text:span text:style-name="T23"> </text:span><text:span text:style-name="T14">name</text:span><text:span text:style-name="T11">=</text:span><text:span text:style-name="T17">"development"</text:span><text:span text:style-name="T23"> </text:span><text:span text:style-name="T14">transaction-</text:span><text:soft-page-break/><text:span text:style-name="T14">type</text:span><text:span text:style-name="T11">=</text:span><text:span text:style-name="T17">"RESOURCE_LOCAL"</text:span><text:span text:style-name="T5">&gt;</text:span></text:p>
      <text:p text:style-name="P15"><text:s text:c="3"/><text:tab/></text:p>
      <text:p text:style-name="P7"><text:span text:style-name="T11"><text:s text:c="4"/></text:span><text:span text:style-name="T21">&lt;!-- JPA entities must be registered here</text:span></text:p>
      <text:p text:style-name="P7"><text:span text:style-name="T21"><text:s text:c="4"/></text:span><text:span text:style-name="T22">src</text:span><text:span text:style-name="T21">/main/java/</text:span><text:span text:style-name="T22">cc</text:span><text:span text:style-name="T21">/</text:span><text:span text:style-name="T22">kune</text:span><text:span text:style-name="T21">/domain$ </text:span><text:span text:style-name="T22">ls</text:span><text:span text:style-name="T21"> -1 *.java | </text:span><text:span text:style-name="T22">sed</text:span><text:span text:style-name="T21"> 's/.java/&amp;lt;\/class&amp;gt;/g' </text:span></text:p>
      <text:p text:style-name="P7"><text:span text:style-name="T21"><text:s text:c="6"/>| </text:span><text:span text:style-name="T22">sed</text:span><text:span text:style-name="T21"> 's/^/ &lt;provider&gt;org.hibernate.jpa.HibernatePersistenceProvider&lt;/provider&gt;&lt;class&gt;org.waveprotocol.box.domain./g'--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AccessLists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BasicMimeTyp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ainer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ainer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en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ent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ustomProperties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ExtMediaDescrip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Group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GroupLis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Countr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Languag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nvit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Licens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Rat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Revis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SocialNetwork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ag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agUserConten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oolConfigur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User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UserSignInLog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WaveEntit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ParticipantEntit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properties</text:span><text:span text:style-name="T5">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archive.autodetection"</text:span><text:span text:style-name="T23"> </text:span><text:span text:style-name="T14">value</text:span><text:span text:style-name="T11">=</text:span><text:span text:style-name="T17">""</text:span><text:span text:style-name="T5">/&gt;</text:span></text:p>
      <text:p text:style-name="P7"><text:soft-page-break/><text:span text:style-name="T11"><text:s text:c="5"/></text:span><text:span text:style-name="T21">&lt;!-- <text:s/>In order to debug </text:span><text:span text:style-name="T22">sql</text:span><text:span text:style-name="T21"> enable thi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how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format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use_sql_comments"</text:span><text:span text:style-name="T23"> 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dialect"</text:span><text:span text:style-name="T23"> </text:span><text:span text:style-name="T14">value</text:span><text:span text:style-name="T11">=</text:span><text:span text:style-name="T17">"org.waveprotocol.box.extension.server.persist.PostgreSQLDialectCustom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driver_class"</text:span><text:span text:style-name="T23"> </text:span><text:span text:style-name="T14">value</text:span><text:span text:style-name="T11">=</text:span><text:span text:style-name="T17">"org.postgresql.Driver"</text:span><text:span text:style-name="T5">/&gt;</text:span></text:p>
      <text:p text:style-name="P7"><text:span text:style-name="T11"><text:s text:c="5"/></text:span><text:span text:style-name="T21">&lt;!-- <text:s/>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rl"</text:span></text:p>
      <text:p text:style-name="P7"><text:span text:style-name="T23"><text:s text:c="8"/></text:span><text:span text:style-name="T14">value</text:span><text:span text:style-name="T11">=</text:span><text:span text:style-name="T17">"jdbc:postgresql://localhost:5432/kune_dev?createDatabaseIfNotExist=true&amp;amp;useUnicode=true&amp;amp;characterEncoding=UTF-8"</text:span><text:span text:style-name="T5">/&gt;</text:span></text:p>
      <text:p text:style-name="P7"><text:span text:style-name="T11"><text:s text:c="5"/></text:span><text:span text:style-name="T21">&lt;!-- <text:s/>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sername"</text:span><text:span text:style-name="T23"> </text:span><text:span text:style-name="T14">value</text:span><text:span text:style-name="T11">=</text:span><text:span text:style-name="T17">"kune"</text:span><text:span text:style-name="T5">/&gt;</text:span></text:p>
      <text:p text:style-name="P7"><text:span text:style-name="T11"><text:s text:c="5"/></text:span><text:span text:style-name="T21">&lt;!-- <text:s/>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assword"</text:span><text:span text:style-name="T23"> </text:span><text:span text:style-name="T14">value</text:span><text:span text:style-name="T11">=</text:span><text:span text:style-name="T17">"db4kune"</text:span><text:span text:style-name="T5">/&gt;</text:span></text:p>
      <text:p text:style-name="P7"><text:span text:style-name="T11"><text:s text:c="6"/></text:span><text:span text:style-name="T21">&lt;!-- http://stackoverflow.com/questions/221379/hibernate-hbm2ddl-auto-update-in-production </text:span></text:p>
      <text:p text:style-name="P7"><text:span text:style-name="T21"><text:s text:c="8"/>(NO!, use </text:span><text:span text:style-name="T22">liquibase</text:span><text:span text:style-name="T21">, for instance)</text:span></text:p>
      <text:p text:style-name="P14"><text:s text:c="6"/>http://stackoverflow.com/questions/438146/hibernate-question-hbm2ddl-auto-possible-values-and-what-they-do --&gt;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hbm2ddl.auto"</text:span><text:span text:style-name="T23"> </text:span><text:span text:style-name="T14">value</text:span><text:span text:style-name="T11">=</text:span><text:span text:style-name="T17">"update"</text:span><text:span text:style-name="T5">/&gt;</text:span></text:p>
      <text:p text:style-name="P7"><text:span text:style-name="T11"><text:s text:c="5"/></text:span><text:span text:style-name="T21">&lt;!-- <text:s/>https://www.hibernate.org/214.html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rovider_class"</text:span></text:p>
      <text:p text:style-name="P7"><text:span text:style-name="T23"><text:s text:c="8"/></text:span><text:span text:style-name="T14">value</text:span><text:span text:style-name="T11">=</text:span><text:span text:style-name="T17">"org.hibernate.c3p0.internal.C3P0ConnectionProvider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acquire_increment"</text:span><text:span text:style-name="T23"> </text:span><text:span text:style-name="T14">value</text:span><text:span text:style-name="T11">=</text:span><text:span text:style-name="T17">"1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in_size"</text:span><text:span text:style-name="T23"> </text:span><text:span text:style-name="T14">value</text:span><text:span text:style-name="T11">=</text:span><text:span text:style-name="T17">"5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ax_size"</text:span><text:span text:style-name="T23"> </text:span><text:span text:style-name="T14">value</text:span><text:span text:style-name="T11">=</text:span><text:span text:style-name="T17">"5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timeout"</text:span><text:span text:style-name="T23"> </text:span><text:span text:style-name="T14">value</text:span><text:span text:style-name="T11">=</text:span><text:span text:style-name="T17">"1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ax_statements"</text:span><text:span text:style-name="T23"> </text:span><text:span text:style-name="T14">value</text:span><text:span text:style-name="T11">=</text:span><text:span text:style-name="T17">"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idle_test_period"</text:span><text:span text:style-name="T23"> </text:span><text:span text:style-name="T14">value</text:span><text:span text:style-name="T11">=</text:span><text:span text:style-name="T17">"30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autoCommitOnClose"</text:span><text:span text:style-name="T23"> </text:span><text:soft-page-break/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c3p0.preferredTestQuery"</text:span><text:span text:style-name="T23"> </text:span><text:span text:style-name="T14">value</text:span><text:span text:style-name="T11">=</text:span><text:span text:style-name="T17">"SELECT 1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testConnectionOnCheckout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checkoutTimeout"</text:span></text:p>
      <text:p text:style-name="P7"><text:span text:style-name="T23"><text:s text:c="8"/></text:span><text:span text:style-name="T14">value</text:span><text:span text:style-name="T11">=</text:span><text:span text:style-name="T17">"200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unreturnedConnectionTimeout"</text:span></text:p>
      <text:p text:style-name="P7"><text:span text:style-name="T23"><text:s text:c="8"/></text:span><text:span text:style-name="T14">value</text:span><text:span text:style-name="T11">=</text:span><text:span text:style-name="T17">"6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debugUnreturnedConnectionStackTraces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directory_provider"</text:span></text:p>
      <text:p text:style-name="P7"><text:span text:style-name="T23"><text:s text:c="8"/></text:span><text:span text:style-name="T14">value</text:span><text:span text:style-name="T11">=</text:span><text:span text:style-name="T17">"filesystem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indexBase"</text:span></text:p>
      <text:p text:style-name="P7"><text:span text:style-name="T23"><text:s text:c="8"/></text:span><text:span text:style-name="T14">value</text:span><text:span text:style-name="T11">=</text:span><text:span text:style-name="T17">"kune-data/lucene/kune_dev/indexes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exclusive_index_use"</text:span></text:p>
      <text:p text:style-name="P7"><text:span text:style-name="T23"><text:s text:c="8"/>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ache.use_second_level_cache"</text:span></text:p>
      <text:p text:style-name="P7"><text:span text:style-name="T23"><text:s text:c="8"/></text:span><text:span text:style-name="T14">value</text:span><text:span text:style-name="T11">=</text:span><text:span text:style-name="T17">"tru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ache.region.factory_class"</text:span></text:p>
      <text:p text:style-name="P7"><text:span text:style-name="T23"><text:s text:c="8"/></text:span><text:span text:style-name="T14">value</text:span><text:span text:style-name="T11">=</text:span><text:span text:style-name="T17">"org.hibernate.cache.ehcache.EhCacheRegionFactory"</text:span><text:span text:style-name="T5">/&gt;</text:span></text:p>
      <text:p text:style-name="P7"><text:span text:style-name="T11"><text:s text:c="4"/></text:span><text:span text:style-name="T5">&lt;/</text:span><text:span text:style-name="T9">properties</text:span><text:span text:style-name="T5">&gt;</text:span></text:p>
      <text:p text:style-name="P7"><text:span text:style-name="T11"><text:s text:c="2"/></text:span><text:span text:style-name="T5">&lt;/</text:span><text:span text:style-name="T9">persistence-unit</text:span><text:span text:style-name="T5">&gt;</text:span><text:span text:style-name="T11"> </text:span></text:p>
      <text:p text:style-name="P8"/>
      <text:p text:style-name="P7"><text:span text:style-name="T11"><text:s text:c="2"/></text:span><text:span text:style-name="T21">&lt;!-- TEST (MYSQL) ======================================================================= --&gt;</text:span></text:p>
      <text:p text:style-name="P8"/>
      <text:p text:style-name="P7"><text:span text:style-name="T11"><text:s text:c="3"/></text:span><text:span text:style-name="T5">&lt;</text:span><text:span text:style-name="T9">persistence-unit</text:span><text:span text:style-name="T23"> </text:span><text:span text:style-name="T14">name</text:span><text:span text:style-name="T11">=</text:span><text:span text:style-name="T17">"test_db"</text:span><text:span text:style-name="T23"> </text:span><text:span text:style-name="T14">transaction-type</text:span><text:span text:style-name="T11">=</text:span><text:span text:style-name="T17">"RESOURCE_LOCAL"</text:span><text:span text:style-name="T5">&gt;</text:span></text:p>
      <text:p text:style-name="P7"><text:span text:style-name="T11"><text:s text:c="2"/><text:tab/></text:span><text:span text:style-name="T5">&lt;</text:span><text:span text:style-name="T9">provider</text:span><text:span text:style-name="T5">&gt;</text:span><text:span text:style-name="T11">org.hibernate.jpa.HibernatePersistenceProvider</text:span><text:span text:style-name="T5">&lt;/</text:span><text:span text:style-name="T9">provider</text:span><text:span text:style-name="T5">&gt;</text:span></text:p>
      <text:p text:style-name="P7"><text:span text:style-name="T11"><text:s text:c="4"/></text:span><text:span text:style-name="T21">&lt;!-- JPA entities must be registered here --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AccessLists</text:span><text:span text:style-name="T5">&lt;/</text:span><text:span text:style-name="T9">class</text:span><text:span text:style-name="T5">&gt;</text:span></text:p>
      <text:p text:style-name="P7"><text:soft-page-break/><text:span text:style-name="T11"><text:s text:c="4"/></text:span><text:span text:style-name="T5">&lt;</text:span><text:span text:style-name="T9">class</text:span><text:span text:style-name="T5">&gt;</text:span><text:span text:style-name="T11">org.waveprotocol.box.domain.BasicMimeTyp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ainer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ainer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en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ent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ustomProperties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ExtMediaDescrip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Group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GroupLis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Countr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Languag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nvit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Licens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Rat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Revis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SocialNetwork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ag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agUserConten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oolConfigur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User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UserSignInLog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WaveEntit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ParticipantEntit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properties</text:span><text:span text:style-name="T5">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archive.autodetection"</text:span><text:span text:style-name="T23"> </text:span><text:span text:style-name="T14">value</text:span><text:span text:style-name="T11">=</text:span><text:span text:style-name="T17">""</text:span><text:span text:style-name="T5">/&gt;</text:span></text:p>
      <text:p text:style-name="P7"><text:span text:style-name="T11"><text:s text:c="4"/></text:span><text:span text:style-name="T21">&lt;!-- <text:s text:c="2"/>In order to debug </text:span><text:span text:style-name="T22">sql</text:span><text:span text:style-name="T21"> enable thi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how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format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use_sql_comments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dialect"</text:span><text:span text:style-name="T23"> </text:span><text:span text:style-name="T14">value</text:span><text:span text:style-name="T11">=</text:span><text:span text:style-name="T17">"org.waveprotocol.box.extension.server.persist.PostgreSQLDialectCustom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driver_class"</text:span><text:span text:style-name="T23"> </text:span><text:span text:style-name="T14">value</text:span><text:span text:style-name="T11">=</text:span><text:span text:style-name="T17">"org.postgresql.Driver"</text:span><text:span text:style-name="T5">/&gt;</text:span></text:p>
      <text:p text:style-name="P7"><text:soft-page-break/><text:span text:style-name="T11"><text:s text:c="6"/></text:span><text:span text:style-name="T21">&lt;!-- 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rl"</text:span></text:p>
      <text:p text:style-name="P7"><text:span text:style-name="T23"><text:s text:c="8"/></text:span><text:span text:style-name="T14">value</text:span><text:span text:style-name="T11">=</text:span><text:span text:style-name="T17">"jdbc:postgresql://</text:span><text:span text:style-name="T16">localhost</text:span><text:span text:style-name="T17">:5432/kune_test?createDatabaseIfNotExist=true&amp;amp;useUnicode=true&amp;amp;characterEncoding=UTF-8"</text:span><text:span text:style-name="T5">/&gt;</text:span></text:p>
      <text:p text:style-name="P7"><text:span text:style-name="T11"><text:s text:c="5"/></text:span><text:span text:style-name="T21">&lt;!-- <text:s/>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sername"</text:span><text:span text:style-name="T23"> </text:span><text:span text:style-name="T14">value</text:span><text:span text:style-name="T11">=</text:span><text:span text:style-name="T17">"</text:span><text:span text:style-name="T16">kune</text:span><text:span text:style-name="T17">"</text:span><text:span text:style-name="T5">/&gt;</text:span></text:p>
      <text:p text:style-name="P7"><text:span text:style-name="T11"><text:s text:c="5"/></text:span><text:span text:style-name="T21">&lt;!-- <text:s/>Configured and </text:span><text:span text:style-name="T22">overrided</text:span><text:span text:style-name="T21"> by kune.propertie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assword"</text:span><text:span text:style-name="T23"> </text:span><text:span text:style-name="T14">value</text:span><text:span text:style-name="T11">=</text:span><text:span text:style-name="T17">"db4kun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hbm2ddl.auto"</text:span><text:span text:style-name="T23"> </text:span><text:span text:style-name="T14">value</text:span><text:span text:style-name="T11">=</text:span><text:span text:style-name="T17">"create-drop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rovider_class"</text:span></text:p>
      <text:p text:style-name="P7"><text:span text:style-name="T23"><text:s text:c="8"/></text:span><text:span text:style-name="T14">value</text:span><text:span text:style-name="T11">=</text:span><text:span text:style-name="T17">"org.hibernate.c3p0.internal.C3P0ConnectionProvider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in_size"</text:span><text:span text:style-name="T23"> </text:span><text:span text:style-name="T14">value</text:span><text:span text:style-name="T11">=</text:span><text:span text:style-name="T17">"5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ax_size"</text:span><text:span text:style-name="T23"> </text:span><text:span text:style-name="T14">value</text:span><text:span text:style-name="T11">=</text:span><text:span text:style-name="T17">"5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timeout"</text:span><text:span text:style-name="T23"> </text:span><text:span text:style-name="T14">value</text:span><text:span text:style-name="T11">=</text:span><text:span text:style-name="T17">"1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max_statements"</text:span><text:span text:style-name="T23"> </text:span><text:span text:style-name="T14">value</text:span><text:span text:style-name="T11">=</text:span><text:span text:style-name="T17">"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3p0.idle_test_period"</text:span><text:span text:style-name="T23"> </text:span><text:span text:style-name="T14">value</text:span><text:span text:style-name="T11">=</text:span><text:span text:style-name="T17">"3000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c3p0.preferredTestQuery"</text:span><text:span text:style-name="T23"> </text:span><text:span text:style-name="T14">value</text:span><text:span text:style-name="T11">=</text:span><text:span text:style-name="T17">"SELECT 1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directory_provider"</text:span></text:p>
      <text:p text:style-name="P7"><text:span text:style-name="T23"><text:s text:c="8"/></text:span><text:span text:style-name="T14">value</text:span><text:span text:style-name="T11">=</text:span><text:span text:style-name="T17">"</text:span><text:span text:style-name="T16">filesystem</text:span><text:span text:style-name="T17">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indexBase"</text:span></text:p>
      <text:p text:style-name="P7"><text:span text:style-name="T23"><text:s text:c="8"/></text:span><text:span text:style-name="T14">value</text:span><text:span text:style-name="T11">=</text:span><text:span text:style-name="T17">"</text:span><text:span text:style-name="T16">kune</text:span><text:span text:style-name="T17">-data/</text:span><text:span text:style-name="T16">lucene</text:span><text:span text:style-name="T17">/kune_test/indexes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exclusive_index_use"</text:span></text:p>
      <text:p text:style-name="P7"><text:span text:style-name="T23"><text:s text:c="8"/>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4"/></text:span><text:span text:style-name="T5">&lt;/</text:span><text:span text:style-name="T9">properties</text:span><text:span text:style-name="T5">&gt;</text:span></text:p>
      <text:p text:style-name="P7"><text:span text:style-name="T11"><text:s text:c="2"/></text:span><text:span text:style-name="T5">&lt;/</text:span><text:span text:style-name="T9">persistence-unit</text:span><text:span text:style-name="T5">&gt;</text:span><text:span text:style-name="T11"> </text:span></text:p>
      <text:p text:style-name="P8"/>
      <text:p text:style-name="P7"><text:span text:style-name="T11"><text:s/></text:span><text:span text:style-name="T21">&lt;!-- <text:s/>TEST (H2 - MEMORY) ================================================================= --&gt;</text:span></text:p>
      <text:p text:style-name="P8"/>
      <text:p text:style-name="P7"><text:span text:style-name="T11"><text:s/></text:span><text:span text:style-name="T5">&lt;</text:span><text:span text:style-name="T9">persistence-unit</text:span><text:span text:style-name="T23"> </text:span><text:span text:style-name="T14">name</text:span><text:span text:style-name="T11">=</text:span><text:span text:style-name="T17">"test"</text:span><text:span text:style-name="T23"> </text:span><text:span text:style-name="T14">transaction-type</text:span><text:span text:style-name="T11">=</text:span><text:span text:style-name="T17">"RESOURCE_LOCAL"</text:span><text:span text:style-name="T5">&gt;</text:span></text:p>
      <text:p text:style-name="P7"><text:span text:style-name="T11"><text:s text:c="4"/></text:span><text:span text:style-name="T5">&lt;</text:span><text:span text:style-name="T9">provider</text:span><text:span text:style-name="T5">&gt;</text:span><text:span text:style-name="T11">org.hibernate.jpa.HibernatePersistenceProvider</text:span><text:span text:style-name="T5">&lt;/</text:span><text:span text:style-name="T9">provider</text:span><text:span text:style-name="T5">&gt;</text:span></text:p>
      <text:p text:style-name="P7"><text:span text:style-name="T11"><text:s text:c="4"/></text:span><text:span text:style-name="T21">&lt;!-- JPA entities must be registered here --&gt;</text:span></text:p>
      <text:p text:style-name="P7"><text:soft-page-break/><text:span text:style-name="T11"><text:s text:c="4"/></text:span><text:span text:style-name="T5">&lt;</text:span><text:span text:style-name="T9">class</text:span><text:span text:style-name="T5">&gt;</text:span><text:span text:style-name="T11">org.waveprotocol.box.domain.AccessLists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BasicMimeTyp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ainer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ainer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en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ontent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CustomProperties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ExtMediaDescrip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Group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GroupLis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Countr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Languag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18nTransl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Invit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Licens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Rate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Revis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SocialNetwork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ag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agUserContent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ToolConfiguration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User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UserSignInLog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WaveEntit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class</text:span><text:span text:style-name="T5">&gt;</text:span><text:span text:style-name="T11">org.waveprotocol.box.domain.ParticipantEntity</text:span><text:span text:style-name="T5">&lt;/</text:span><text:span text:style-name="T9">class</text:span><text:span text:style-name="T5">&gt;</text:span></text:p>
      <text:p text:style-name="P7"><text:span text:style-name="T11"><text:s text:c="4"/></text:span><text:span text:style-name="T5">&lt;</text:span><text:span text:style-name="T9">properties</text:span><text:span text:style-name="T5">&gt;</text:span></text:p>
      <text:p text:style-name="P7"><text:span text:style-name="T11"><text:s text:c="5"/></text:span><text:span text:style-name="T21">&lt;!-- <text:s/>In order to debug </text:span><text:span text:style-name="T22">sql</text:span><text:span text:style-name="T21"> enable this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how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format_sql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use_sql_comments"</text:span><text:span text:style-name="T23"> 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6"/></text:span><text:span text:style-name="T21">&lt;!-- Workaround for errors "Table FOO not found." https://hibernate.onjira.com/browse/HHH-7002 --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dialect"</text:span><text:span text:style-name="T23"> </text:span><text:span text:style-name="T14">value</text:span><text:span text:style-name="T11">=</text:span><text:span text:style-name="T17">"org.hibernate.dialect.H2Dialect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hbm2ddl.auto"</text:span><text:span text:style-name="T23"> </text:span><text:span text:style-name="T14">value</text:span><text:span text:style-name="T11">=</text:span><text:span text:style-name="T17">"create-drop"</text:span><text:span text:style-name="T5">/&gt;</text:span></text:p>
      <text:p text:style-name="P7"><text:soft-page-break/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driver_class"</text:span><text:span text:style-name="T23"> </text:span><text:span text:style-name="T14">value</text:span><text:span text:style-name="T11">=</text:span><text:span text:style-name="T17">"org.h2.Driver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sername"</text:span><text:span text:style-name="T23"> </text:span><text:span text:style-name="T14">value</text:span><text:span text:style-name="T11">=</text:span><text:span text:style-name="T17">"</text:span><text:span text:style-name="T16">sa</text:span><text:span text:style-name="T17">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password"</text:span><text:span text:style-name="T23"> </text:span><text:span text:style-name="T14">value</text:span><text:span text:style-name="T11">=</text:span><text:span text:style-name="T17">"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connection.url"</text:span><text:span text:style-name="T23"> </text:span><text:span text:style-name="T14">value</text:span><text:span text:style-name="T11">=</text:span><text:span text:style-name="T17">"jdbc:h2:mem:testdb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directory_provider"</text:span></text:p>
      <text:p text:style-name="P7"><text:span text:style-name="T23"><text:s text:c="8"/></text:span><text:span text:style-name="T14">value</text:span><text:span text:style-name="T11">=</text:span><text:span text:style-name="T17">"ram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indexBase"</text:span></text:p>
      <text:p text:style-name="P7"><text:span text:style-name="T23"><text:s text:c="6"/></text:span><text:span text:style-name="T14">value</text:span><text:span text:style-name="T11">=</text:span><text:span text:style-name="T17">"</text:span><text:span text:style-name="T16">kune</text:span><text:span text:style-name="T17">-data/</text:span><text:span text:style-name="T16">lucene</text:span><text:span text:style-name="T17">/kune_test/indexes"</text:span><text:span text:style-name="T5">/&gt;</text:span></text:p>
      <text:p text:style-name="P7"><text:span text:style-name="T11"><text:s text:c="6"/></text:span><text:span text:style-name="T5">&lt;</text:span><text:span text:style-name="T9">property</text:span><text:span text:style-name="T23"> </text:span><text:span text:style-name="T14">name</text:span><text:span text:style-name="T11">=</text:span><text:span text:style-name="T17">"hibernate.search.default.exclusive_index_use"</text:span></text:p>
      <text:p text:style-name="P7"><text:span text:style-name="T23"><text:s text:c="8"/></text:span><text:span text:style-name="T14">value</text:span><text:span text:style-name="T11">=</text:span><text:span text:style-name="T17">"false"</text:span><text:span text:style-name="T5">/&gt;</text:span></text:p>
      <text:p text:style-name="P7"><text:span text:style-name="T11"><text:s text:c="4"/></text:span><text:span text:style-name="T5">&lt;/</text:span><text:span text:style-name="T9">properties</text:span><text:span text:style-name="T5">&gt;</text:span></text:p>
      <text:p text:style-name="P7"><text:span text:style-name="T11"><text:s text:c="2"/></text:span><text:span text:style-name="T5">&lt;/</text:span><text:span text:style-name="T9">persistence-unit</text:span><text:span text:style-name="T5">&gt;</text:span></text:p>
      <text:p text:style-name="P8"/>
      <text:p text:style-name="P7"><text:span text:style-name="T5">&lt;/</text:span><text:span text:style-name="T9">persistence</text:span><text:span text:style-name="T5">&gt;</text:span></text:p>
      <text:p text:style-name="P10">MyInitializer.java</text:p>
      <text:p text:style-name="P2">package org.waveprotocol.box.server.rpc1;</text:p>
      <text:p text:style-name="P2"/>
      <text:p text:style-name="P2">import com.google.inject.Inject;</text:p>
      <text:p text:style-name="P2">import com.google.inject.persist.PersistService;</text:p>
      <text:p text:style-name="P2"/>
      <text:p text:style-name="P2">public class MyInitializer {</text:p>
      <text:p text:style-name="P2"><text:tab/>private <text:span text:style-name="T24">PersistService persistService;//服务</text:span></text:p>
      <text:p text:style-name="P2"/>
      <text:p text:style-name="P2"><text:tab/>@Inject</text:p>
      <text:p text:style-name="P2"><text:tab/>MyInitializer(PersistService service) {</text:p>
      <text:p text:style-name="P2"><text:tab/><text:tab/>this.persistService = service;</text:p>
      <text:p text:style-name="P2"><text:tab/><text:tab/><text:span text:style-name="T24">service.start();//启动服务</text:span></text:p>
      <text:p text:style-name="P2"><text:tab/>}</text:p>
      <text:p text:style-name="P2"><text:tab/>public void stopService(){</text:p>
      <text:p text:style-name="P2"><text:tab/><text:tab/>persistService.stop();</text:p>
      <text:p text:style-name="P2"><text:tab/>}</text:p>
      <text:p text:style-name="P2"><text:soft-page-break/><text:tab/></text:p>
      <text:p text:style-name="P2"/>
      <text:p text:style-name="P2">}</text:p>
      <text:p text:style-name="P5">BaseModule.java(为外部提供基本的Module)</text:p>
      <text:p text:style-name="P3">package org.waveprotocol.box.server.rpc1;</text:p>
      <text:p text:style-name="P3"/>
      <text:p text:style-name="P3">import org.waveprotocol.box.domain.finders.UserFinder;</text:p>
      <text:p text:style-name="P3">import org.waveprotocol.box.server.rpc.MyInitializer;</text:p>
      <text:p text:style-name="P3"/>
      <text:p text:style-name="P3">import com.google.inject.Module;</text:p>
      <text:p text:style-name="P3">import com.google.inject.persist.PersistFilter;</text:p>
      <text:p text:style-name="P3">import com.google.inject.persist.jpa.JpaPersistModule;</text:p>
      <text:p text:style-name="P3">import com.google.inject.servlet.ServletModule;</text:p>
      <text:p text:style-name="P3"/>
      <text:p text:style-name="P3">public class BaseModule {</text:p>
      <text:p text:style-name="P3"><text:tab/>private MyInitializer init;</text:p>
      <text:p text:style-name="P3"><text:tab/> private UserFinder userfinder;</text:p>
      <text:p text:style-name="P3"><text:tab/> public static Module getBaseModule(){</text:p>
      <text:p text:style-name="P3"><text:tab/><text:tab/> </text:p>
      <text:p text:style-name="P3"><text:tab/><text:tab/> </text:p>
      <text:p text:style-name="P11"><text:tab/><text:tab/><text:span text:style-name="T24"> Module os = new ServletModule(){</text:span></text:p>
      <text:p text:style-name="P12"><text:span text:style-name="T34">//Web环境下使用ServletModule,通常是实现AstractModule,bind绑定,然后另外实例化 </text:span><text:span text:style-name="T27"><text:tab/>JpaPersistModule </text:span><text:span text:style-name="T31">jpm</text:span><text:span text:style-name="T27"> = </text:span><text:span text:style-name="T33">new</text:span><text:span text:style-name="T27"> JpaPersistModule(</text:span><text:span text:style-name="T20">"development"</text:span><text:span text:style-name="T27">);</text:span></text:p>
      <text:p text:style-name="P7"><text:span text:style-name="T27"><text:tab/><text:tab/></text:span><text:span text:style-name="T31">jpm</text:span><text:span text:style-name="T27">.addFinder(UserFinder.</text:span><text:span text:style-name="T33">class</text:span><text:span text:style-name="T27">);然后 Guice.</text:span><text:span text:style-name="T29">createInjector</text:span><text:span text:style-name="T27">(</text:span><text:span text:style-name="T31">os</text:span><text:span text:style-name="T27">)</text:span></text:p>
      <text:p text:style-name="P17"><text:span text:style-name="T26"/></text:p>
      <text:p text:style-name="P11"><text:span text:style-name="T24"/></text:p>
      <text:p text:style-name="P3"><text:tab/><text:tab/><text:tab/><text:tab/>@Override</text:p>
      <text:p text:style-name="P3"><text:tab/><text:tab/><text:tab/><text:tab/>protected void configureServlets() {</text:p>
      <text:p text:style-name="P3"><text:tab/><text:tab/><text:tab/><text:tab/><text:tab/>install(new JpaPersistModule("development").addFinder(UserFinder.class));</text:p>
      <text:p text:style-name="P3"><text:soft-page-break/><text:tab/><text:tab/><text:tab/><text:tab/><text:tab/>bind(MyInitializer.class).asEagerSingleton();</text:p>
      <text:p text:style-name="P3"><text:tab/><text:tab/><text:tab/><text:tab/><text:tab/>filter("/*").through(PersistFilter.class);</text:p>
      <text:p text:style-name="P3"><text:tab/><text:tab/><text:tab/><text:tab/>}</text:p>
      <text:p text:style-name="P3"><text:tab/><text:tab/><text:tab/>};</text:p>
      <text:p text:style-name="P3"><text:tab/><text:tab/><text:tab/>return os;</text:p>
      <text:p text:style-name="P3"><text:tab/> }</text:p>
      <text:p text:style-name="P3"><text:tab/> </text:p>
      <text:p text:style-name="P3"/>
      <text:p text:style-name="P3">}</text:p>
      <text:p text:style-name="P4">TestUserRegistrationServlet.java(jpa测试，注入接口<text:span text:style-name="T25">，UserFinder</text:span>)</text:p>
      <text:p text:style-name="P4">package org.waveprotocol.box.server.rpc1;</text:p>
      <text:p text:style-name="P4"/>
      <text:p text:style-name="P4"/>
      <text:p text:style-name="P4"/>
      <text:p text:style-name="P4">import java.io.BufferedReader;</text:p>
      <text:p text:style-name="P4">import java.io.File;</text:p>
      <text:p text:style-name="P4">import java.io.IOException;</text:p>
      <text:p text:style-name="P4">import java.io.InputStream;</text:p>
      <text:p text:style-name="P4">import java.io.InputStreamReader;</text:p>
      <text:p text:style-name="P4">import java.io.OutputStream;</text:p>
      <text:p text:style-name="P4">import java.io.PrintWriter;</text:p>
      <text:p text:style-name="P4">import java.io.UnsupportedEncodingException;</text:p>
      <text:p text:style-name="P4">import java.net.HttpURLConnection;</text:p>
      <text:p text:style-name="P4">import java.net.MalformedURLException;</text:p>
      <text:p text:style-name="P4">import java.net.URL;</text:p>
      <text:p text:style-name="P4">import java.net.URLConnection;</text:p>
      <text:p text:style-name="P4">import java.net.URLEncoder;</text:p>
      <text:p text:style-name="P4">import java.security.NoSuchAlgorithmException;</text:p>
      <text:p text:style-name="P4">import java.security.SecureRandom;</text:p>
      <text:p text:style-name="P4">import java.util.HashMap;</text:p>
      <text:p text:style-name="P4">import java.util.List;</text:p>
      <text:p text:style-name="P4"><text:soft-page-break/>import java.util.Map;</text:p>
      <text:p text:style-name="P4">import java.util.regex.Pattern;</text:p>
      <text:p text:style-name="P4"/>
      <text:p text:style-name="P4">import javax.persistence.EntityManager;</text:p>
      <text:p text:style-name="P4">import javax.servlet.ServletException;</text:p>
      <text:p text:style-name="P4">import javax.servlet.ServletRequest;</text:p>
      <text:p text:style-name="P4">import javax.servlet.ServletResponse;</text:p>
      <text:p text:style-name="P4">import javax.servlet.http.HttpServletRequest;</text:p>
      <text:p text:style-name="P4">import javax.servlet.http.HttpServletResponse;</text:p>
      <text:p text:style-name="P4"/>
      <text:p text:style-name="P4">import junit.framework.TestCase;</text:p>
      <text:p text:style-name="P4">import net.sf.cglib.core.Local;</text:p>
      <text:p text:style-name="P4"/>
      <text:p text:style-name="P4">import org.apache.commons.httpclient.HttpConnection;</text:p>
      <text:p text:style-name="P4">import org.easymock.EasyMock;</text:p>
      <text:p text:style-name="P4">import org.junit.Assert;</text:p>
      <text:p text:style-name="P4">import org.junit.Before;</text:p>
      <text:p text:style-name="P4">import org.junit.Test;</text:p>
      <text:p text:style-name="P4">import org.waveprotocol.box.domain.User;</text:p>
      <text:p text:style-name="P4">import org.waveprotocol.box.domain.finders.UserFinder;</text:p>
      <text:p text:style-name="P4">import org.waveprotocol.box.extension.server.manager.impl.UserManagerDefault;</text:p>
      <text:p text:style-name="P4">import org.waveprotocol.box.server.CoreSettingsNames;</text:p>
      <text:p text:style-name="P4">import org.waveprotocol.box.server.SearchModule;</text:p>
      <text:p text:style-name="P4">import org.waveprotocol.box.server.ServerModule;</text:p>
      <text:p text:style-name="P4">import org.waveprotocol.box.server.StatModule;</text:p>
      <text:p text:style-name="P4">import org.waveprotocol.box.server.account.AccountData;</text:p>
      <text:p text:style-name="P4">import org.waveprotocol.box.server.account.HumanAccountData;</text:p>
      <text:p text:style-name="P4">import org.waveprotocol.box.server.account.HumanAccountDataImpl;</text:p>
      <text:p text:style-name="P4">import org.waveprotocol.box.server.account.RobotAccountData;</text:p>
      <text:p text:style-name="P4">import org.waveprotocol.box.server.account.RobotAccountDataImpl;</text:p>
      <text:p text:style-name="P4"><text:soft-page-break/>import org.waveprotocol.box.server.authentication.HttpRequestBasedCallbackHandler;</text:p>
      <text:p text:style-name="P4">import org.waveprotocol.box.server.executor.ExecutorsModule;</text:p>
      <text:p text:style-name="P4">import org.waveprotocol.box.server.persistence.AccountStore;</text:p>
      <text:p text:style-name="P4">import org.waveprotocol.box.server.persistence.PersistenceException;</text:p>
      <text:p text:style-name="P4">import org.waveprotocol.box.server.persistence.PersistenceModule;</text:p>
      <text:p text:style-name="P4">import org.waveprotocol.box.server.persistence.file.FileAccountStore;</text:p>
      <text:p text:style-name="P4">import org.waveprotocol.box.server.persistence.protos.ProtoAccountStoreData.ProtoAccountData.AccountDataType;</text:p>
      <text:p text:style-name="P4">import org.waveprotocol.box.server.robots.ProfileFetcherModule;</text:p>
      <text:p text:style-name="P4">import org.waveprotocol.box.server.robots.RobotApiModule;</text:p>
      <text:p text:style-name="P4">import org.waveprotocol.box.server.robots.agent.AbstractBaseRobotAgent;</text:p>
      <text:p text:style-name="P4">import org.waveprotocol.box.server.robots.agent.welcome.WelcomeRobot;</text:p>
      <text:p text:style-name="P4">import org.waveprotocol.box.server.robots.register.RobotRegistrar;</text:p>
      <text:p text:style-name="P4">import org.waveprotocol.box.server.robots.register.RobotRegistrarImpl;</text:p>
      <text:p text:style-name="P4">import org.waveprotocol.box.server.rpc.ListUtil;</text:p>
      <text:p text:style-name="P4">import org.waveprotocol.box.server.rpc.MyInitializer;</text:p>
      <text:p text:style-name="P4">import org.waveprotocol.box.server.rpc.ServerRpcProvider;</text:p>
      <text:p text:style-name="P4">import org.waveprotocol.box.server.rpc.Sha;</text:p>
      <text:p text:style-name="P4">import org.waveprotocol.box.server.util.RegistrationUtil;</text:p>
      <text:p text:style-name="P4">import org.waveprotocol.wave.model.id.TokenGenerator;</text:p>
      <text:p text:style-name="P4">import org.waveprotocol.wave.model.id.TokenGeneratorImpl;</text:p>
      <text:p text:style-name="P4">import org.waveprotocol.wave.model.id.IdGeneratorImpl.Seed;</text:p>
      <text:p text:style-name="P4">import org.waveprotocol.wave.model.wave.InvalidParticipantAddress;</text:p>
      <text:p text:style-name="P4">import org.waveprotocol.wave.model.wave.ParticipantId;</text:p>
      <text:p text:style-name="P4">import org.xml.sax.SAXException;</text:p>
      <text:p text:style-name="P4"/>
      <text:p text:style-name="P4">import com.google.inject.AbstractModule;</text:p>
      <text:p text:style-name="P4">import com.google.inject.Binder;</text:p>
      <text:p text:style-name="P4">import com.google.inject.Guice;</text:p>
      <text:p text:style-name="P4">import com.google.inject.Inject;</text:p>
      <text:p text:style-name="P4"><text:soft-page-break/>import com.google.inject.Injector;</text:p>
      <text:p text:style-name="P4">import com.google.inject.Key;</text:p>
      <text:p text:style-name="P4">import com.google.inject.Module;</text:p>
      <text:p text:style-name="P4">import com.google.inject.Provider;</text:p>
      <text:p text:style-name="P4">import com.google.inject.Provides;</text:p>
      <text:p text:style-name="P4">import com.google.inject.Singleton;</text:p>
      <text:p text:style-name="P4">import com.google.inject.TypeLiteral;</text:p>
      <text:p text:style-name="P4">import com.google.inject.name.Names;</text:p>
      <text:p text:style-name="P4">import com.google.inject.persist.jpa.JpaPersistModule;</text:p>
      <text:p text:style-name="P4">import com.google.wave.api.AbstractRobot;</text:p>
      <text:p text:style-name="P4">import com.meterware.httpunit.PostMethodWebRequest;</text:p>
      <text:p text:style-name="P4">import com.meterware.httpunit.WebConversation;</text:p>
      <text:p text:style-name="P4">import com.meterware.httpunit.WebRequest;</text:p>
      <text:p text:style-name="P4">import com.meterware.httpunit.WebResponse;</text:p>
      <text:p text:style-name="P4">import com.meterware.servletunit.InvocationContext;</text:p>
      <text:p text:style-name="P4">import com.meterware.servletunit.ServletRunner;</text:p>
      <text:p text:style-name="P4">import com.meterware.servletunit.ServletUnitClient;</text:p>
      <text:p text:style-name="P4">import com.typesafe.config.Config;</text:p>
      <text:p text:style-name="P4">import com.typesafe.config.ConfigFactory;</text:p>
      <text:p text:style-name="P4">/**</text:p>
      <text:p text:style-name="P4"><text:s/>* </text:p>
      <text:p text:style-name="P4"><text:s/>* @author liqian</text:p>
      <text:p text:style-name="P4"><text:s/>*<text:tab/>test servlet </text:p>
      <text:p text:style-name="P4"><text:s/>*/</text:p>
      <text:p text:style-name="P4">public class TestUserRegistrationServlet extends TestCase{</text:p>
      <text:p text:style-name="P4">//<text:tab/>private WebConversation webConversation;</text:p>
      <text:p text:style-name="P4"><text:tab/>private ServletRunner sr ;</text:p>
      <text:p text:style-name="P4"><text:tab/>private WebRequest webreq;</text:p>
      <text:p text:style-name="P4"><text:tab/>private WebResponse webres;</text:p>
      <text:p text:style-name="P4"><text:tab/>private MyInitializer init;</text:p>
      <text:p text:style-name="P4"><text:tab/>private <text:s/>UserFinder userFinder;</text:p>
      <text:p text:style-name="P4"><text:soft-page-break/><text:tab/></text:p>
      <text:p text:style-name="P4"><text:tab/>@Before</text:p>
      <text:p text:style-name="P4"><text:tab/>public void setUp() throws Exception {</text:p>
      <text:p text:style-name="P4">//<text:tab/>webConversation = <text:s/>new WebConversation(); </text:p>
      <text:p text:style-name="P4"><text:tab/><text:tab/>sr = new ServletRunner();</text:p>
      <text:p text:style-name="P4"><text:tab/><text:tab/>Injector inject = Guice.createInjector(BaseModule.getBaseModule());</text:p>
      <text:p text:style-name="P4"><text:tab/><text:tab/>userFinder = inject.getInstance(UserFinder.class);</text:p>
      <text:p text:style-name="P4"><text:tab/><text:tab/>init = inject.getInstance(MyInitializer.class);</text:p>
      <text:p text:style-name="P4"><text:tab/>}</text:p>
      <text:p text:style-name="P4"/>
      <text:p text:style-name="P4"><text:tab/>/**</text:p>
      <text:p text:style-name="P4"><text:tab/> * test servlet get parameters or not</text:p>
      <text:p text:style-name="P4"><text:tab/> * @throws IOException </text:p>
      <text:p text:style-name="P4"><text:tab/> * @throws MalformedURLException </text:p>
      <text:p text:style-name="P4"><text:tab/> * @throws NoSuchAlgorithmException </text:p>
      <text:p text:style-name="P4"><text:tab/> */</text:p>
      <text:p text:style-name="P4"><text:tab/>@SuppressWarnings({ "unused", "unchecked", "static-access" })</text:p>
      <text:p text:style-name="P4"><text:tab/>@Test</text:p>
      <text:p text:style-name="P4"><text:tab/>public void testUserRegistrationServlet() throws SAXException, MalformedURLException, IOException, NoSuchAlgorithmException{</text:p>
      <text:p text:style-name="P4"><text:tab/><text:tab/>sr.registerServlet("register", UserRegistServlet.class.getName());</text:p>
      <text:p text:style-name="P4"><text:tab/><text:tab/> String username = "14789634567";</text:p>
      <text:p text:style-name="P4"><text:tab/><text:tab/> String password = "123456";</text:p>
      <text:p text:style-name="P4"><text:tab/><text:tab/> String repassword = "123456";</text:p>
      <text:p text:style-name="P4"><text:tab/><text:tab/> String code = "278492";</text:p>
      <text:p text:style-name="P4"><text:tab/><text:tab/>//发送请求</text:p>
      <text:p text:style-name="P4"><text:tab/><text:tab/><text:tab/>webreq = new PostMethodWebRequest("http://localhost/register");</text:p>
      <text:p text:style-name="P4"><text:tab/> <text:s text:c="3"/>webreq.setParameter("username", username);</text:p>
      <text:p text:style-name="P4"><text:tab/><text:tab/> <text:s/>webreq.setParameter("password",password);</text:p>
      <text:p text:style-name="P4"><text:tab/><text:tab/> <text:s/>/*</text:p>
      <text:p text:style-name="P4"><text:soft-page-break/><text:tab/><text:tab/><text:tab/> * 校验用户名密码</text:p>
      <text:p text:style-name="P4"><text:tab/><text:tab/><text:tab/> */</text:p>
      <text:p text:style-name="P4"><text:tab/><text:tab/><text:tab/>Pattern pattern = Pattern.compile("[0-9]*");</text:p>
      <text:p text:style-name="P4"><text:tab/><text:tab/><text:tab/>String regex="^[A-Za-z0-9_]+$";</text:p>
      <text:p text:style-name="P4"><text:tab/><text:tab/><text:tab/>Map errors = new HashMap();</text:p>
      <text:p text:style-name="P4"><text:tab/><text:tab/><text:tab/>if(username.trim().length()==0){</text:p>
      <text:p text:style-name="P4"><text:tab/><text:tab/><text:tab/><text:tab/>System.out.println("用户名不能为空");</text:p>
      <text:p text:style-name="P4"><text:tab/><text:tab/><text:tab/><text:tab/>errors.put("username", "用户名不能为空");</text:p>
      <text:p text:style-name="P4"><text:tab/><text:tab/><text:tab/>}else if(username.trim().length()!=11){</text:p>
      <text:p text:style-name="P4"><text:tab/><text:tab/><text:tab/><text:tab/>System.out.println("用户名长度为11位");</text:p>
      <text:p text:style-name="P4"><text:tab/><text:tab/><text:tab/><text:tab/>errors.put("username", "用户名长度为11位");</text:p>
      <text:p text:style-name="P4"><text:tab/><text:tab/><text:tab/>}else if(!pattern.matcher(username).matches()){</text:p>
      <text:p text:style-name="P4"><text:tab/><text:tab/><text:tab/><text:tab/>System.out.println("用户名必须为数字");</text:p>
      <text:p text:style-name="P4"><text:tab/><text:tab/><text:tab/><text:tab/>errors.put("username", "用户名必须为数字");</text:p>
      <text:p text:style-name="P4"><text:tab/><text:tab/><text:tab/>}</text:p>
      <text:p text:style-name="P4"><text:tab/><text:tab/><text:tab/>if(password.trim().length()==0&amp;&amp;password==null){</text:p>
      <text:p text:style-name="P4"><text:tab/><text:tab/><text:tab/><text:tab/>System.out.println("密码不能为空");</text:p>
      <text:p text:style-name="P4"><text:tab/><text:tab/><text:tab/><text:tab/>errors.put("password", "密码不能为空");</text:p>
      <text:p text:style-name="P4"><text:tab/><text:tab/><text:tab/>}else if(password.trim().length()&lt;6||password.trim().length()&gt;12){</text:p>
      <text:p text:style-name="P4"><text:tab/><text:tab/><text:tab/><text:tab/>System.out.println("密码长度在6-12位");</text:p>
      <text:p text:style-name="P4"><text:tab/><text:tab/><text:tab/><text:tab/>errors.put("password", "密码长度在6-12位");</text:p>
      <text:p text:style-name="P4"><text:tab/><text:tab/><text:tab/>}else if(!password.matches(regex)){</text:p>
      <text:p text:style-name="P4"><text:tab/><text:tab/><text:tab/><text:tab/>System.out.println("密码只能包含字母和数字");</text:p>
      <text:p text:style-name="P4"><text:tab/><text:tab/><text:tab/><text:tab/>errors.put("password", "密码只能包含字母和数字");</text:p>
      <text:p text:style-name="P4"><text:tab/><text:tab/><text:tab/>}</text:p>
      <text:p text:style-name="P4"><text:tab/><text:tab/><text:tab/>if(repassword.trim().length()==0&amp;&amp;repassword==null){</text:p>
      <text:p text:style-name="P4"><text:tab/><text:tab/><text:tab/><text:tab/>System.out.println("确认密码不能为空");</text:p>
      <text:p text:style-name="P4"><text:tab/><text:tab/><text:tab/><text:tab/>errors.put("repassword", "确认密码不能为空");</text:p>
      <text:p text:style-name="P4"><text:soft-page-break/><text:tab/><text:tab/><text:tab/>}else if(!password.equals(repassword)){</text:p>
      <text:p text:style-name="P4"><text:tab/><text:tab/><text:tab/><text:tab/>System.out.println("密码不一致请重新输入");</text:p>
      <text:p text:style-name="P4"><text:tab/><text:tab/><text:tab/><text:tab/>errors.put("repassword", "密码不一致请重新输入");</text:p>
      <text:p text:style-name="P4"><text:tab/><text:tab/><text:tab/>}</text:p>
      <text:p text:style-name="P4"/>
      <text:p text:style-name="P4"><text:tab/><text:tab/><text:tab/>//获取参数</text:p>
      <text:p text:style-name="P4">//<text:tab/><text:tab/><text:tab/>Assert.assertEquals(webres.getText(),"username:"+username+" password:"+password);</text:p>
      <text:p text:style-name="P4"><text:tab/></text:p>
      <text:p text:style-name="P4"><text:tab/><text:tab/><text:tab/>//校验码</text:p>
      <text:p text:style-name="P4"><text:tab/><text:tab/><text:tab/>if(!errors.isEmpty()){</text:p>
      <text:p text:style-name="P4"><text:tab/><text:tab/><text:tab/><text:tab/>System.out.println(errors);</text:p>
      <text:p text:style-name="P4"><text:tab/><text:tab/><text:tab/>return;</text:p>
      <text:p text:style-name="P4"><text:tab/><text:tab/>}else{</text:p>
      <text:p text:style-name="P4"><text:tab/><text:tab/><text:tab/></text:p>
      <text:p text:style-name="P4"><text:tab/><text:tab/><text:tab/>webres = sr.getResponse(webreq);</text:p>
      <text:p text:style-name="P4"><text:tab/><text:tab/><text:tab/>if(webres.getResponseCode()==200){</text:p>
      <text:p text:style-name="P4"><text:tab/><text:tab/><text:tab/><text:tab/>System.out.println("servlet访问成功");<text:tab/><text:tab/><text:tab/></text:p>
      <text:p text:style-name="P4">//<text:tab/><text:tab/><text:tab/><text:tab/>List&lt;User&gt; list = ListUtil.showlist();</text:p>
      <text:p text:style-name="P4">//<text:tab/><text:tab/><text:tab/><text:tab/>Sha sha = new Sha();</text:p>
      <text:p text:style-name="P4">//<text:tab/><text:tab/><text:tab/><text:tab/>for (User u : list) {</text:p>
      <text:p text:style-name="P4"><text:tab/><text:tab/><text:tab/><text:tab/><text:tab/>if(username.equals(userFinder.findByShortName("admin"))){</text:p>
      <text:p text:style-name="P4"><text:tab/><text:tab/><text:tab/><text:tab/><text:tab/><text:tab/>System.out.println("添加成功la");</text:p>
      <text:p text:style-name="P4"><text:tab/><text:tab/><text:tab/><text:tab/><text:tab/>}</text:p>
      <text:p text:style-name="P4">//<text:tab/><text:tab/><text:tab/><text:tab/>}</text:p>
      <text:p text:style-name="P4"><text:tab/><text:tab/><text:tab/><text:tab/></text:p>
      <text:p text:style-name="P4"><text:tab/><text:tab/><text:tab/>}</text:p>
      <text:p text:style-name="P4"><text:tab/><text:tab/>}</text:p>
      <text:p text:style-name="P4"><text:tab/><text:tab/><text:tab/>System.out.println(webres.getText());</text:p>
      <text:p text:style-name="P4"><text:soft-page-break/><text:tab/><text:tab/><text:tab/></text:p>
      <text:p text:style-name="P4"><text:tab/>}</text:p>
      <text:p text:style-name="P4"><text:tab/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文泉驿点阵正黑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zxx" fo:country="none" style:letter-kerning="true" style:font-name-asian="文泉驿点阵正黑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27:01.162926260</meta:creation-date>
    <dc:date>2016-10-07T11:39:55.595999351</dc:date>
    <meta:editing-duration>PT35M32S</meta:editing-duration>
    <meta:editing-cycles>20</meta:editing-cycles>
    <meta:generator>LibreOffice/4.1.4.2$Linux_X86_64 LibreOffice_project/410$Build-2</meta:generator>
    <meta:document-statistic meta:table-count="0" meta:image-count="0" meta:object-count="0" meta:page-count="21" meta:paragraph-count="562" meta:word-count="1499" meta:character-count="27513" meta:non-whitespace-character-count="24815"/>
  </office:meta>
</office:document-meta>
</file>